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54775" text:style-name="L1">
        <text:list-item>
          <text:p text:style-name="P1"><text:span text:style-name="T1">Koncepcja gry</text:span><text:line-break/>- widok 2d z boku<text:line-break/>- osada / budynek który można rozwijać<text:line-break/>- strzelanie do innych osad / budynków<text:line-break/>- drax<text:line-break/>- sdf<text:line-break/><text:span text:style-name="T2">1.1 High Concept<text:line-break/>1.2 Basic Concept<text:line-break/>1.3 World Concept<text:line-break/>1.4 Plot</text:span><text:line-break/></text:p>
        </text:list-item>
        <text:list-item>
          <text:p text:style-name="P2">Design</text:p>
        </text:list-item>
        <text:list-item>
          <text:p text:style-name="P2">Technical Description</text:p>
        </text:list-item>
        <text:list-item>
          <text:p text:style-name="P2">GamePl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31S</meta:editing-duration>
    <meta:editing-cycles>17</meta:editing-cycles>
    <meta:generator>OpenOffice.org/3.3$Win32 OpenOffice.org_project/330m20$Build-9567</meta:generator>
    <dc:date>2011-10-15T14:11:42.91</dc:date>
    <meta:document-statistic meta:table-count="0" meta:image-count="0" meta:object-count="0" meta:page-count="1" meta:paragraph-count="4" meta:word-count="44" meta:character-count="228"/>
    <meta:user-defined meta:name="Info 1"/>
    <meta:user-defined meta:name="Info 2"/>
    <meta:user-defined meta:name="Info 3"/>
    <meta:user-defined meta:name="Info 4"/>
  </office:meta>
</office:document-meta>
</file>